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D0000012DFAE0C6E9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2000002B8000000D8DE8E0C6E.eps" manifest:media-type=""/>
  <manifest:file-entry manifest:full-path="Pictures/200000010000017D0000012D51E40062.svm" manifest:media-type=""/>
  <manifest:file-entry manifest:full-path="Pictures/10000000000000200000002000309F1C.png" manifest:media-type="image/png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17D000000FE15DA85A5.svm" manifest:media-type=""/>
  <manifest:file-entry manifest:full-path="Pictures/20000001000001810000014A6B864DF8.svm" manifest:media-type=""/>
  <manifest:file-entry manifest:full-path="Pictures/2000000100000181000001298455D920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{+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{-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0.638cm" svg:height="3.301cm" svg:x="0.955cm" svg:y="0.711cm">
          <draw:image xlink:href="Pictures/20000002000002B8000000D8DE8E0C6E.eps" xlink:type="simple" xlink:show="embed" xlink:actuate="onLoad">
            <text:p/>
          </draw:image>
        </draw:frame>
        <draw:frame draw:style-name="gr2" draw:text-style-name="P2" draw:layer="layout" svg:width="0.937cm" svg:height="0.911cm" svg:x="11.661cm" svg:y="3.005cm">
          <draw:text-box>
            <text:p text:style-name="P2">(ا)</text:p>
          </draw:text-box>
        </draw:frame>
        <draw:frame draw:style-name="gr2" draw:text-style-name="P2" draw:layer="layout" svg:width="1.2cm" svg:height="0.911cm" svg:x="0.209cm" svg:y="3.005cm">
          <draw:text-box>
            <text:p text:style-name="P2">(ب)</text:p>
          </draw:text-box>
        </draw:frame>
        <draw:frame draw:style-name="gr3" draw:text-style-name="P1" draw:layer="layout" svg:width="0.461cm" svg:height="0.395cm" svg:x="1.348cm" svg:y="0.814cm">
          <draw:image xlink:href="Pictures/20000001000001810000014A6B864DF8.svm" xlink:type="simple" xlink:show="embed" xlink:actuate="onLoad">
            <text:p/>
          </draw:image>
        </draw:frame>
        <draw:frame draw:style-name="gr4" draw:text-style-name="P1" draw:layer="layout" svg:width="0.456cm" svg:height="0.304cm" svg:x="1.35cm" svg:y="2.807cm">
          <draw:image xlink:href="Pictures/200000010000017D000000FE15DA85A5.svm" xlink:type="simple" xlink:show="embed" xlink:actuate="onLoad">
            <text:p/>
          </draw:image>
        </draw:frame>
        <draw:frame draw:style-name="gr4" draw:text-style-name="P1" draw:layer="layout" svg:width="0.456cm" svg:height="0.304cm" svg:x="7.756cm" svg:y="3.26cm">
          <draw:image xlink:href="Pictures/200000010000017D000000FE15DA85A5.svm" xlink:type="simple" xlink:show="embed" xlink:actuate="onLoad">
            <text:p/>
          </draw:image>
        </draw:frame>
        <draw:frame draw:style-name="gr3" draw:text-style-name="P1" draw:layer="layout" svg:width="0.461cm" svg:height="0.395cm" svg:x="7.737cm" svg:y="1.268cm">
          <draw:image xlink:href="Pictures/20000001000001810000014A6B864DF8.svm" xlink:type="simple" xlink:show="embed" xlink:actuate="onLoad">
            <text:p/>
          </draw:image>
        </draw:frame>
        <draw:frame draw:style-name="gr5" draw:text-style-name="P1" draw:layer="layout" svg:width="0.335cm" svg:height="0.258cm" svg:x="7.403cm" svg:y="0.788cm">
          <draw:image xlink:href="Pictures/2000000100000118000000D851DC808A.svm" xlink:type="simple" xlink:show="embed" xlink:actuate="onLoad">
            <text:p/>
          </draw:image>
        </draw:frame>
        <draw:frame draw:style-name="gr6" draw:text-style-name="P1" draw:layer="layout" svg:width="0.446cm" svg:height="0.355cm" svg:x="8.556cm" svg:y="0.353cm">
          <draw:image xlink:href="Pictures/2000000100000175000001295D7A3A32.svm" xlink:type="simple" xlink:show="embed" xlink:actuate="onLoad">
            <text:p/>
          </draw:image>
        </draw:frame>
        <draw:frame draw:style-name="gr7" draw:text-style-name="P1" draw:layer="layout" svg:width="0.456cm" svg:height="0.355cm" svg:x="9.949cm" svg:y="0.353cm">
          <draw:image xlink:href="Pictures/200000010000017D00000129E242AB27.svm" xlink:type="simple" xlink:show="embed" xlink:actuate="onLoad">
            <text:p/>
          </draw:image>
        </draw:frame>
        <draw:frame draw:style-name="gr8" draw:text-style-name="P1" draw:layer="layout" svg:width="0.456cm" svg:height="0.36cm" svg:x="9.855cm" svg:y="2.76cm">
          <draw:image xlink:href="Pictures/200000010000017D0000012D51E40062.svm" xlink:type="simple" xlink:show="embed" xlink:actuate="onLoad">
            <text:p/>
          </draw:image>
        </draw:frame>
        <draw:frame draw:style-name="gr9" draw:text-style-name="P1" draw:layer="layout" svg:width="0.461cm" svg:height="0.355cm" svg:x="8.569cm" svg:y="2.496cm">
          <draw:image xlink:href="Pictures/2000000100000181000001298455D920.svm" xlink:type="simple" xlink:show="embed" xlink:actuate="onLoad">
            <text:p/>
          </draw:image>
        </draw:frame>
        <draw:frame draw:style-name="gr10" draw:text-style-name="P1" draw:layer="layout" svg:width="0.456cm" svg:height="0.36cm" svg:x="7.285cm" svg:y="2.25cm">
          <draw:image xlink:href="Pictures/200000010000017D0000012DFAE0C6E9.svm" xlink:type="simple" xlink:show="embed" xlink:actuate="onLoad">
            <text:p/>
          </draw:image>
        </draw:frame>
        <draw:frame draw:style-name="gr6" draw:text-style-name="P1" draw:layer="layout" svg:width="0.446cm" svg:height="0.355cm" svg:x="3.416cm" svg:y="1.365cm">
          <draw:image xlink:href="Pictures/2000000100000175000001295D7A3A32.svm" xlink:type="simple" xlink:show="embed" xlink:actuate="onLoad">
            <text:p/>
          </draw:image>
        </draw:frame>
        <draw:frame draw:style-name="gr7" draw:text-style-name="P1" draw:layer="layout" svg:width="0.456cm" svg:height="0.355cm" svg:x="4.809cm" svg:y="1.365cm">
          <draw:image xlink:href="Pictures/200000010000017D00000129E242AB27.svm" xlink:type="simple" xlink:show="embed" xlink:actuate="onLoad">
            <text:p/>
          </draw:image>
        </draw:frame>
        <draw:frame draw:style-name="gr8" draw:text-style-name="P1" draw:layer="layout" svg:width="0.456cm" svg:height="0.36cm" svg:x="2.333cm" svg:y="2.365cm">
          <draw:image xlink:href="Pictures/200000010000017D0000012D51E40062.svm" xlink:type="simple" xlink:show="embed" xlink:actuate="onLoad">
            <text:p/>
          </draw:image>
        </draw:frame>
        <draw:frame draw:style-name="gr9" draw:text-style-name="P1" draw:layer="layout" svg:width="0.461cm" svg:height="0.355cm" svg:x="2.312cm" svg:y="1.062cm">
          <draw:image xlink:href="Pictures/2000000100000181000001298455D920.svm" xlink:type="simple" xlink:show="embed" xlink:actuate="onLoad">
            <text:p/>
          </draw:image>
        </draw:frame>
        <draw:frame draw:style-name="gr10" draw:text-style-name="P1" draw:layer="layout" svg:width="0.456cm" svg:height="0.36cm" svg:x="0.804cm" svg:y="1.722cm">
          <draw:image xlink:href="Pictures/200000010000017D0000012DFAE0C6E9.svm" xlink:type="simple" xlink:show="embed" xlink:actuate="onLoad">
            <text:p/>
          </draw:image>
        </draw:frame>
        <draw:frame draw:style-name="gr5" draw:text-style-name="P1" draw:layer="layout" svg:width="0.335cm" svg:height="0.258cm" svg:x="3.717cm" svg:y="2.698cm">
          <draw:image xlink:href="Pictures/2000000100000118000000D851DC808A.svm" xlink:type="simple" xlink:show="embed" xlink:actuate="onLoad">
            <text:p/>
          </draw:image>
        </draw:frame>
        <draw:frame draw:style-name="gr11" draw:text-style-name="P1" draw:layer="layout" svg:width="0.349cm" svg:height="0.258cm" svg:x="6.336cm" svg:y="2.471cm">
          <draw:image xlink:href="Pictures/2000000100000124000000D8A19DD694.svm" xlink:type="simple" xlink:show="embed" xlink:actuate="onLoad">
            <text:p/>
          </draw:image>
        </draw:frame>
        <draw:frame draw:style-name="gr11" draw:text-style-name="P1" draw:layer="layout" svg:width="0.349cm" svg:height="0.258cm" svg:x="11.515cm" svg:y="1.469cm">
          <draw:image xlink:href="Pictures/2000000100000124000000D8A19DD69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3-26T11:30:27</meta:creation-date>
    <meta:editing-duration>PT29M16S</meta:editing-duration>
    <meta:editing-cycles>5</meta:editing-cycles>
    <meta:generator>LibreOffice/3.3$Linux LibreOffice_project/330m19$Build-401</meta:generator>
    <dc:title>kkkFigures</dc:title>
    <meta:initial-creator>kkk </meta:initial-creator>
    <dc:date>2014-03-26T11:59:42</dc:date>
    <dc:creator>kkk </dc:creator>
    <meta:document-statistic meta:object-count="21"/>
    <meta:template xlink:type="simple" xlink:actuate="onRequest" xlink:title="kkkFigures" xlink:href="../../../../.libreoffice/3/user/template/kkkFigures.otg" meta:date="2014-03-26T11:30:26"/>
  </office:meta>
</office:document-meta>
</file>